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2015 Art Camp Attendence</text:p>
          </table:table-cell>
          <table:table-cell table:number-columns-repeated="4"/>
          <table:table-cell office:value-type="string" calcext:value-type="string">
            <text:p>Town TOTAL</text:p>
          </table:table-cell>
          <table:table-cell/>
          <table:table-cell office:value-type="string" calcext:value-type="string">
            <text:p>Month 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PM</text:p>
          </table:table-cell>
          <table:table-cell table:style-name="ce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on</text:p>
          </table:table-cell>
          <table:table-cell table:style-name="ce1" office:value-type="date" office:date-value="2015-06-30" calcext:value-type="date">
            <text:p>06/30/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7-01" calcext:value-type="date">
            <text:p>07/01/15</text:p>
          </table:table-cell>
          <table:table-cell office:value-type="string" calcext:value-type="string">
            <text:p>CANCELLED FOR CANADA DAY</text:p>
          </table:table-cell>
          <table:table-cell/>
          <table:table-cell table:style-name="ce4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7-02" calcext:value-type="date">
            <text:p>07/02/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date" office:date-value="2015-07-03" calcext:value-type="date">
            <text:p>07/03/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Oak River</text:p>
          </table:table-cell>
          <table:table-cell table:style-name="ce1" office:value-type="date" office:date-value="2015-07-06" calcext:value-type="date">
            <text:p>07/06/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7-07" calcext:value-type="date">
            <text:p>07/07/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7-08" calcext:value-type="date">
            <text:p>07/08/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date" office:date-value="2015-07-09" calcext:value-type="date">
            <text:p>07/09/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Hamiota</text:p>
          </table:table-cell>
          <table:table-cell table:style-name="ce1" office:value-type="date" office:date-value="2015-07-13" calcext:value-type="date">
            <text:p>07/13/1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7-14" calcext:value-type="date">
            <text:p>07/14/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7-15" calcext:value-type="date">
            <text:p>07/15/1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 Grounds 1-3pm</text:p>
          </table:table-cell>
          <table:table-cell table:style-name="ce1" office:value-type="date" office:date-value="2015-07-16" calcext:value-type="date">
            <text:p>07/16/15</text:p>
          </table:table-cell>
          <table:table-cell table:style-name="ce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Miniota</text:p>
          </table:table-cell>
          <table:table-cell table:style-name="ce1" office:value-type="date" office:date-value="2015-07-20" calcext:value-type="date">
            <text:p>07/20/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7-21" calcext:value-type="date">
            <text:p>07/21/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7-22" calcext:value-type="date">
            <text:p>07/22/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table:style-name="ce1" office:value-type="date" office:date-value="2015-07-23" calcext:value-type="date">
            <text:p>07/23/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Kenton</text:p>
          </table:table-cell>
          <table:table-cell table:style-name="ce1" office:value-type="date" office:date-value="2015-07-27" calcext:value-type="date">
            <text:p>07/27/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only AM)</text:p>
          </table:table-cell>
          <table:table-cell table:style-name="ce1" office:value-type="date" office:date-value="2015-07-28" calcext:value-type="date">
            <text:p>07/28/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7-29" calcext:value-type="date">
            <text:p>07/29/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date" office:date-value="2015-07-30" calcext:value-type="date">
            <text:p>07/30/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Miniota</text:p>
          </table:table-cell>
          <table:table-cell table:style-name="ce1" office:value-type="date" office:date-value="2015-08-04" calcext:value-type="date">
            <text:p>08/04/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8-05" calcext:value-type="date">
            <text:p>08/05/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8-06" calcext:value-type="date">
            <text:p>08/06/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date" office:date-value="2015-08-07" calcext:value-type="date">
            <text:p>08/07/1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Oak River</text:p>
          </table:table-cell>
          <table:table-cell table:style-name="ce1" office:value-type="date" office:date-value="2015-08-10" calcext:value-type="date">
            <text:p>08/10/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8-11" calcext:value-type="date">
            <text:p>08/11/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8-12" calcext:value-type="date">
            <text:p>08/12/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date" office:date-value="2015-08-13" calcext:value-type="date">
            <text:p>08/13/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Hamiota</text:p>
          </table:table-cell>
          <table:table-cell table:style-name="ce1" office:value-type="date" office:date-value="2015-08-17" calcext:value-type="date">
            <text:p>08/17/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8-18" calcext:value-type="date">
            <text:p>08/18/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5-08-19" calcext:value-type="date">
            <text:p>08/19/1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table:style-name="ce1" office:value-type="date" office:date-value="2015-08-20" calcext:value-type="date">
            <text:p>08/20/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10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09:42:56.676000000</meta:creation-date>
    <dc:date>2015-08-24T12:02:06.248000000</dc:date>
    <meta:editing-duration>PT2H3M54S</meta:editing-duration>
    <meta:editing-cycles>3</meta:editing-cycles>
    <meta:generator>LibreOffice/4.3.5.2$Windows_x86 LibreOffice_project/3a87456aaa6a95c63eea1c1b3201acedf0751bd5</meta:generator>
    <meta:document-statistic meta:table-count="1" meta:cell-count="153" meta:object-count="0"/>
  </office:meta>
</office:document-meta>
</file>